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c9211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1">Fails to adequately meet fundamental aspects, particularly in </text:span><text:span text:style-name="T12">complex problems</text:span><text:span text:style-name="T11"> and </text:span><text:span text:style-name="T12">mission-critical applications</text:span></text:p>
            <text:p text:style-name="P3"><text:span text:style-name="T10"/></text:p>
            <text:p text:style-name="P3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9T22:51:29.513111784</dc:date>
    <meta:editing-duration>PT4H2M5S</meta:editing-duration>
    <meta:editing-cycles>53</meta:editing-cycles>
    <meta:generator>LibreOffice/6.4.7.2$Linux_X86_64 LibreOffice_project/40$Build-2</meta:generator>
    <meta:document-statistic meta:object-count="6"/>
  </office:meta>
</office:document-meta>
</file>